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1c8" officeooo:paragraph-rsid="001f61c8"/>
    </style:style>
    <style:style style:name="P2" style:family="paragraph" style:parent-style-name="Standard" style:list-style-name="L1">
      <style:text-properties officeooo:rsid="001f61c8" officeooo:paragraph-rsid="001f61c8"/>
    </style:style>
    <style:style style:name="P3" style:family="paragraph" style:parent-style-name="Standard" style:list-style-name="L2">
      <style:text-properties officeooo:rsid="001f61c8" officeooo:paragraph-rsid="001f61c8"/>
    </style:style>
    <style:style style:name="P4" style:family="paragraph" style:parent-style-name="Standard" style:list-style-name="L4">
      <style:text-properties officeooo:rsid="001f61c8" officeooo:paragraph-rsid="0021167f"/>
    </style:style>
    <style:style style:name="P5" style:family="paragraph" style:parent-style-name="Standard">
      <style:text-properties officeooo:rsid="001f61c8" officeooo:paragraph-rsid="00228c38"/>
    </style:style>
    <style:style style:name="P6" style:family="paragraph" style:parent-style-name="Standard" style:list-style-name="L17">
      <style:text-properties officeooo:rsid="001f61c8" officeooo:paragraph-rsid="00250069"/>
    </style:style>
    <style:style style:name="P7" style:family="paragraph" style:parent-style-name="Standard">
      <style:text-properties officeooo:rsid="001f61c8" officeooo:paragraph-rsid="002621e2"/>
    </style:style>
    <style:style style:name="P8" style:family="paragraph" style:parent-style-name="Standard" style:list-style-name="L2">
      <style:text-properties officeooo:paragraph-rsid="001f61c8"/>
    </style:style>
    <style:style style:name="P9" style:family="paragraph" style:parent-style-name="Standard" style:list-style-name="L2">
      <style:text-properties officeooo:paragraph-rsid="002621e2"/>
    </style:style>
    <style:style style:name="P10" style:family="paragraph" style:parent-style-name="Standard" style:list-style-name="L2">
      <style:text-properties officeooo:rsid="0021167f" officeooo:paragraph-rsid="0021167f"/>
    </style:style>
    <style:style style:name="P11" style:family="paragraph" style:parent-style-name="Standard">
      <style:text-properties officeooo:rsid="0021167f" officeooo:paragraph-rsid="0021167f"/>
    </style:style>
    <style:style style:name="P12" style:family="paragraph" style:parent-style-name="Standard">
      <style:text-properties officeooo:paragraph-rsid="0021167f"/>
    </style:style>
    <style:style style:name="P13" style:family="paragraph" style:parent-style-name="Standard" style:list-style-name="L3">
      <style:text-properties fo:font-weight="normal" officeooo:rsid="0021167f" officeooo:paragraph-rsid="0021167f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28c38" officeooo:paragraph-rsid="00228c38" style:font-weight-asian="normal" style:font-weight-complex="normal"/>
    </style:style>
    <style:style style:name="P15" style:family="paragraph" style:parent-style-name="Standard" style:list-style-name="L5">
      <style:text-properties fo:font-weight="normal" officeooo:rsid="00228c38" officeooo:paragraph-rsid="00232880" style:font-weight-asian="normal" style:font-weight-complex="normal"/>
    </style:style>
    <style:style style:name="P16" style:family="paragraph" style:parent-style-name="Standard" style:list-style-name="L4">
      <style:text-properties officeooo:paragraph-rsid="0021167f"/>
    </style:style>
    <style:style style:name="P17" style:family="paragraph" style:parent-style-name="Standard" style:list-style-name="L4">
      <style:text-properties officeooo:rsid="00228c38" officeooo:paragraph-rsid="00228c38"/>
    </style:style>
    <style:style style:name="P18" style:family="paragraph" style:parent-style-name="Standard">
      <style:text-properties officeooo:rsid="00228c38" officeooo:paragraph-rsid="00228c38"/>
    </style:style>
    <style:style style:name="P19" style:family="paragraph" style:parent-style-name="Standard">
      <style:text-properties fo:font-size="16pt" fo:font-weight="bold" officeooo:rsid="00228c38" officeooo:paragraph-rsid="00228c38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paragraph-rsid="00228c38"/>
    </style:style>
    <style:style style:name="P21" style:family="paragraph" style:parent-style-name="Standard">
      <style:text-properties fo:font-size="12pt" officeooo:rsid="00228c38" officeooo:paragraph-rsid="00228c38" style:font-size-asian="10.5pt" style:font-size-complex="12pt"/>
    </style:style>
    <style:style style:name="P22" style:family="paragraph" style:parent-style-name="Standard" style:list-style-name="L6">
      <style:text-properties fo:font-size="12pt" fo:font-weight="normal" officeooo:rsid="00228c38" officeooo:paragraph-rsid="00228c38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28c38" officeooo:paragraph-rsid="00228c38" style:font-size-asian="10.5pt" style:font-weight-asian="normal" style:font-size-complex="12pt" style:font-weight-complex="normal"/>
    </style:style>
    <style:style style:name="P24" style:family="paragraph" style:parent-style-name="Standard" style:list-style-name="L6">
      <style:text-properties officeooo:paragraph-rsid="00228c38"/>
    </style:style>
    <style:style style:name="P25" style:family="paragraph" style:parent-style-name="Standard" style:list-style-name="L7">
      <style:text-properties officeooo:paragraph-rsid="00228c38"/>
    </style:style>
    <style:style style:name="P26" style:family="paragraph" style:parent-style-name="Standard" style:list-style-name="L9">
      <style:text-properties officeooo:paragraph-rsid="00232880"/>
    </style:style>
    <style:style style:name="P27" style:family="paragraph" style:parent-style-name="Standard">
      <style:text-properties officeooo:paragraph-rsid="00232880"/>
    </style:style>
    <style:style style:name="P28" style:family="paragraph" style:parent-style-name="Standard">
      <style:text-properties fo:color="#000000" fo:font-size="18pt" fo:font-weight="bold" officeooo:rsid="00250069" officeooo:paragraph-rsid="00250069" style:font-size-asian="18pt" style:font-weight-asian="bold" style:font-size-complex="18pt" style:font-weight-complex="bold"/>
    </style:style>
    <style:style style:name="P29" style:family="paragraph" style:parent-style-name="Standard" style:list-style-name="L2">
      <style:text-properties fo:color="#000000" officeooo:rsid="001f61c8" officeooo:paragraph-rsid="002621e2"/>
    </style:style>
    <style:style style:name="P30" style:family="paragraph" style:parent-style-name="Standard" style:list-style-name="L2">
      <style:text-properties fo:color="#000000" officeooo:rsid="002621e2" officeooo:paragraph-rsid="002621e2"/>
    </style:style>
    <style:style style:name="P31" style:family="paragraph" style:parent-style-name="Standard">
      <style:text-properties fo:color="#000000" officeooo:rsid="002621e2" officeooo:paragraph-rsid="002621e2"/>
    </style:style>
    <style:style style:name="P32" style:family="paragraph" style:parent-style-name="Standard" style:list-style-name="L10">
      <style:text-properties officeooo:paragraph-rsid="00232880"/>
    </style:style>
    <style:style style:name="P33" style:family="paragraph" style:parent-style-name="Standard" style:list-style-name="L11">
      <style:text-properties officeooo:paragraph-rsid="00232880"/>
    </style:style>
    <style:style style:name="P34" style:family="paragraph" style:parent-style-name="Standard" style:list-style-name="L9">
      <style:text-properties officeooo:rsid="00232880" officeooo:paragraph-rsid="00232880"/>
    </style:style>
    <style:style style:name="P35" style:family="paragraph" style:parent-style-name="Standard">
      <style:text-properties officeooo:rsid="00232880" officeooo:paragraph-rsid="00232880"/>
    </style:style>
    <style:style style:name="P36" style:family="paragraph" style:parent-style-name="Standard">
      <style:text-properties officeooo:paragraph-rsid="00250069"/>
    </style:style>
    <style:style style:name="P37" style:family="paragraph" style:parent-style-name="Standard">
      <style:text-properties officeooo:rsid="00250069" officeooo:paragraph-rsid="00250069"/>
    </style:style>
    <style:style style:name="P38" style:family="paragraph" style:parent-style-name="Standard" style:list-style-name="L14">
      <style:text-properties officeooo:rsid="00250069" officeooo:paragraph-rsid="00250069"/>
    </style:style>
    <style:style style:name="P39" style:family="paragraph" style:parent-style-name="Standard" style:list-style-name="L19">
      <style:text-properties officeooo:rsid="00250069" officeooo:paragraph-rsid="00250069"/>
    </style:style>
    <style:style style:name="P40" style:family="paragraph" style:parent-style-name="Standard">
      <style:text-properties officeooo:rsid="00250069" officeooo:paragraph-rsid="002621e2"/>
    </style:style>
    <style:style style:name="P41" style:family="paragraph" style:parent-style-name="Standard" style:list-style-name="L14">
      <style:text-properties officeooo:paragraph-rsid="00250069"/>
    </style:style>
    <style:style style:name="P42" style:family="paragraph" style:parent-style-name="Standard">
      <style:text-properties officeooo:paragraph-rsid="001f61c8"/>
    </style:style>
    <style:style style:name="P43" style:family="paragraph" style:parent-style-name="Standard">
      <style:text-properties fo:font-size="18pt" fo:font-weight="bold" officeooo:rsid="00250069" officeooo:paragraph-rsid="00250069" style:font-size-asian="18pt" style:font-weight-asian="bold" style:font-size-complex="18pt" style:font-weight-complex="bold"/>
    </style:style>
    <style:style style:name="P44" style:family="paragraph" style:parent-style-name="Standard" style:list-style-name="L18">
      <style:text-properties officeooo:paragraph-rsid="00250069"/>
    </style:style>
    <style:style style:name="P45" style:family="paragraph" style:parent-style-name="Standard" style:list-style-name="L19">
      <style:text-properties officeooo:paragraph-rsid="00250069"/>
    </style:style>
    <style:style style:name="P46" style:family="paragraph" style:parent-style-name="Standard">
      <style:text-properties fo:color="#ff972f" officeooo:rsid="00250069" officeooo:paragraph-rsid="00250069"/>
    </style:style>
    <style:style style:name="P47" style:family="paragraph" style:parent-style-name="Standard">
      <style:text-properties officeooo:paragraph-rsid="002621e2"/>
    </style:style>
    <style:style style:name="T1" style:family="text">
      <style:text-properties officeooo:rsid="001f61c8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9211e" fo:font-weight="bold" officeooo:rsid="001f61c8" style:font-weight-asian="bold" style:font-weight-complex="bold"/>
    </style:style>
    <style:style style:name="T5" style:family="text">
      <style:text-properties fo:color="#c9211e" fo:font-weight="bold" officeooo:rsid="00232880" style:font-weight-asian="bold" style:font-weight-complex="bold"/>
    </style:style>
    <style:style style:name="T6" style:family="text">
      <style:text-properties fo:color="#c9211e" fo:font-weight="bold" officeooo:rsid="00250069" style:font-weight-asian="bold" style:font-weight-complex="bold"/>
    </style:style>
    <style:style style:name="T7" style:family="text">
      <style:text-properties fo:color="#c9211e" fo:font-weight="bold" officeooo:rsid="002621e2" style:font-weight-asian="bold" style:font-weight-complex="bold"/>
    </style:style>
    <style:style style:name="T8" style:family="text">
      <style:text-properties fo:color="#c9211e" fo:font-weight="bold" officeooo:rsid="00279f10" style:font-weight-asian="bold" style:font-weight-complex="bold"/>
    </style:style>
    <style:style style:name="T9" style:family="text">
      <style:text-properties fo:color="#c9211e" fo:font-weight="normal" style:font-weight-asian="normal" style:font-weight-complex="normal"/>
    </style:style>
    <style:style style:name="T10" style:family="text">
      <style:text-properties fo:color="#c9211e" fo:font-weight="normal" officeooo:rsid="0021167f" style:font-weight-asian="normal" style:font-weight-complex="normal"/>
    </style:style>
    <style:style style:name="T11" style:family="text">
      <style:text-properties fo:color="#c9211e" fo:font-weight="normal" officeooo:rsid="00232880" style:font-weight-asian="normal" style:font-weight-complex="normal"/>
    </style:style>
    <style:style style:name="T12" style:family="text">
      <style:text-properties fo:color="#c9211e" fo:font-weight="normal" officeooo:rsid="001f61c8" style:font-weight-asian="normal" style:font-weight-complex="normal"/>
    </style:style>
    <style:style style:name="T13" style:family="text">
      <style:text-properties fo:color="#c9211e" fo:font-weight="normal" officeooo:rsid="00250069" style:font-weight-asian="normal" style:font-weight-complex="normal"/>
    </style:style>
    <style:style style:name="T14" style:family="text">
      <style:text-properties fo:color="#c9211e" fo:font-weight="normal" officeooo:rsid="002621e2" style:font-weight-asian="normal" style:font-weight-complex="normal"/>
    </style:style>
    <style:style style:name="T15" style:family="text">
      <style:text-properties fo:color="#c9211e" fo:font-weight="normal" officeooo:rsid="00228c38" fo:background-color="transparent" loext:char-shading-value="0" style:font-weight-asian="normal" style:font-weight-complex="normal"/>
    </style:style>
    <style:style style:name="T16" style:family="text">
      <style:text-properties fo:color="#c9211e" fo:font-weight="normal" officeooo:rsid="00232880" fo:background-color="transparent" loext:char-shading-value="0" style:font-weight-asian="normal" style:font-weight-complex="normal"/>
    </style:style>
    <style:style style:name="T17" style:family="text">
      <style:text-properties fo:color="#c9211e" fo:font-weight="normal" officeooo:rsid="00250069" fo:background-color="transparent" loext:char-shading-value="0" style:font-weight-asian="normal" style:font-weight-complex="normal"/>
    </style:style>
    <style:style style:name="T18" style:family="text">
      <style:text-properties fo:color="#c9211e" fo:font-size="12pt" fo:font-weight="normal" officeooo:rsid="00228c38" style:font-size-asian="10.5pt" style:font-weight-asian="normal" style:font-size-complex="12pt" style:font-weight-complex="normal"/>
    </style:style>
    <style:style style:name="T19" style:family="text">
      <style:text-properties fo:color="#c9211e" officeooo:rsid="00250069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1f61c8" fo:background-color="#ffff00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1167f" style:font-weight-asian="bold" style:font-weight-complex="bold"/>
    </style:style>
    <style:style style:name="T24" style:family="text">
      <style:text-properties fo:font-weight="bold" officeooo:rsid="001f61c8" style:font-weight-asian="bold" style:font-weight-complex="bold"/>
    </style:style>
    <style:style style:name="T25" style:family="text">
      <style:text-properties fo:font-weight="bold" officeooo:rsid="00228c38" style:font-weight-asian="bold" style:font-weight-complex="bold"/>
    </style:style>
    <style:style style:name="T26" style:family="text">
      <style:text-properties fo:font-weight="bold" officeooo:rsid="00232880" style:font-weight-asian="bold" style:font-weight-complex="bold"/>
    </style:style>
    <style:style style:name="T27" style:family="text">
      <style:text-properties fo:font-weight="bold" officeooo:rsid="00250069" style:font-weight-asian="bold" style:font-weight-complex="bold"/>
    </style:style>
    <style:style style:name="T28" style:family="text">
      <style:text-properties fo:font-weight="bold" officeooo:rsid="002621e2" style:font-weight-asian="bold" style:font-weight-complex="bold"/>
    </style:style>
    <style:style style:name="T29" style:family="text">
      <style:text-properties fo:font-weight="bold" officeooo:rsid="002621e2" fo:background-color="#ffff00" loext:char-shading-value="0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f61c8" style:font-weight-asian="normal" style:font-weight-complex="normal"/>
    </style:style>
    <style:style style:name="T32" style:family="text">
      <style:text-properties fo:font-weight="normal" officeooo:rsid="0021167f" style:font-weight-asian="normal" style:font-weight-complex="normal"/>
    </style:style>
    <style:style style:name="T33" style:family="text">
      <style:text-properties fo:font-weight="normal" officeooo:rsid="00232880" style:font-weight-asian="normal" style:font-weight-complex="normal"/>
    </style:style>
    <style:style style:name="T34" style:family="text">
      <style:text-properties fo:font-weight="normal" officeooo:rsid="00228c38" style:font-weight-asian="normal" style:font-weight-complex="normal"/>
    </style:style>
    <style:style style:name="T35" style:family="text">
      <style:text-properties fo:font-weight="normal" officeooo:rsid="00250069" style:font-weight-asian="normal" style:font-weight-complex="normal"/>
    </style:style>
    <style:style style:name="T36" style:family="text">
      <style:text-properties fo:font-weight="normal" officeooo:rsid="002621e2" style:font-weight-asian="normal" style:font-weight-complex="normal"/>
    </style:style>
    <style:style style:name="T37" style:family="text">
      <style:text-properties fo:font-weight="normal" officeooo:rsid="00279f10" style:font-weight-asian="normal" style:font-weight-complex="normal"/>
    </style:style>
    <style:style style:name="T38" style:family="text">
      <style:text-properties fo:font-weight="normal" officeooo:rsid="0021167f" fo:background-color="#ffff00" loext:char-shading-value="0" style:font-weight-asian="normal" style:font-weight-complex="normal"/>
    </style:style>
    <style:style style:name="T39" style:family="text">
      <style:text-properties fo:font-weight="normal" fo:background-color="#ffff00" loext:char-shading-value="0" style:font-weight-asian="normal" style:font-weight-complex="normal"/>
    </style:style>
    <style:style style:name="T40" style:family="text">
      <style:text-properties fo:font-weight="normal" officeooo:rsid="002621e2" fo:background-color="#ffff00" loext:char-shading-value="0" style:font-weight-asian="normal" style:font-weight-complex="normal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21167f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228c38" style:font-style-asian="italic" style:font-weight-asian="bold" style:font-style-complex="italic" style:font-weight-complex="bold"/>
    </style:style>
    <style:style style:name="T44" style:family="text">
      <style:text-properties fo:font-size="16pt" fo:font-weight="bold" officeooo:rsid="00228c38" style:font-size-asian="16pt" style:font-weight-asian="bold" style:font-size-complex="16pt" style:font-weight-complex="bold"/>
    </style:style>
    <style:style style:name="T45" style:family="text">
      <style:text-properties fo:font-size="16pt" fo:font-weight="bold" officeooo:rsid="00250069" style:font-size-asian="16pt" style:font-weight-asian="bold" style:font-size-complex="16pt" style:font-weight-complex="bold"/>
    </style:style>
    <style:style style:name="T46" style:family="text">
      <style:text-properties fo:font-size="12pt" fo:font-weight="normal" officeooo:rsid="00228c38" style:font-size-asian="10.5pt" style:font-weight-asian="normal" style:font-size-complex="12pt" style:font-weight-complex="normal"/>
    </style:style>
    <style:style style:name="T47" style:family="text">
      <style:text-properties fo:color="#158466" fo:font-weight="normal" style:font-weight-asian="normal" style:font-weight-complex="normal"/>
    </style:style>
    <style:style style:name="T48" style:family="text">
      <style:text-properties fo:color="#158466" fo:font-weight="normal" officeooo:rsid="00232880" style:font-weight-asian="normal" style:font-weight-complex="normal"/>
    </style:style>
    <style:style style:name="T49" style:family="text">
      <style:text-properties fo:color="#158466" fo:font-weight="normal" officeooo:rsid="00250069" style:font-weight-asian="normal" style:font-weight-complex="normal"/>
    </style:style>
    <style:style style:name="T50" style:family="text">
      <style:text-properties fo:color="#158466" fo:font-weight="normal" officeooo:rsid="002621e2" style:font-weight-asian="normal" style:font-weight-complex="normal"/>
    </style:style>
    <style:style style:name="T51" style:family="text">
      <style:text-properties fo:color="#158466" fo:font-weight="bold" officeooo:rsid="00232880" style:font-weight-asian="bold" style:font-weight-complex="bold"/>
    </style:style>
    <style:style style:name="T52" style:family="text">
      <style:text-properties fo:color="#000000" fo:font-weight="bold" style:font-weight-asian="bold" style:font-weight-complex="bold"/>
    </style:style>
    <style:style style:name="T53" style:family="text">
      <style:text-properties fo:color="#000000" fo:font-weight="bold" officeooo:rsid="00232880" style:font-weight-asian="bold" style:font-weight-complex="bold"/>
    </style:style>
    <style:style style:name="T54" style:family="text">
      <style:text-properties fo:color="#000000" fo:font-weight="bold" officeooo:rsid="00228c38" style:font-weight-asian="bold" style:font-weight-complex="bold"/>
    </style:style>
    <style:style style:name="T55" style:family="text">
      <style:text-properties fo:color="#000000" fo:font-weight="bold" officeooo:rsid="0021167f" style:font-weight-asian="bold" style:font-weight-complex="bold"/>
    </style:style>
    <style:style style:name="T56" style:family="text">
      <style:text-properties fo:color="#000000" fo:font-weight="bold" officeooo:rsid="00250069" style:font-weight-asian="bold" style:font-weight-complex="bold"/>
    </style:style>
    <style:style style:name="T57" style:family="text">
      <style:text-properties fo:color="#000000" fo:font-weight="bold" officeooo:rsid="002621e2" style:font-weight-asian="bold" style:font-weight-complex="bold"/>
    </style:style>
    <style:style style:name="T58" style:family="text">
      <style:text-properties fo:color="#000000" fo:font-weight="bold" officeooo:rsid="002621e2" fo:background-color="#ffff00" loext:char-shading-value="0" style:font-weight-asian="bold" style:font-weight-complex="bold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font-weight="normal" officeooo:rsid="00250069" style:font-weight-asian="normal" style:font-weight-complex="normal"/>
    </style:style>
    <style:style style:name="T61" style:family="text">
      <style:text-properties fo:color="#000000" fo:font-weight="normal" officeooo:rsid="00232880" style:font-weight-asian="normal" style:font-weight-complex="normal"/>
    </style:style>
    <style:style style:name="T62" style:family="text">
      <style:text-properties fo:color="#000000" fo:font-weight="normal" officeooo:rsid="002621e2" style:font-weight-asian="normal" style:font-weight-complex="normal"/>
    </style:style>
    <style:style style:name="T63" style:family="text">
      <style:text-properties fo:color="#000000" fo:font-weight="normal" officeooo:rsid="001f61c8" style:font-weight-asian="normal" style:font-weight-complex="normal"/>
    </style:style>
    <style:style style:name="T64" style:family="text">
      <style:text-properties fo:color="#000000" fo:font-weight="normal" officeooo:rsid="00250069" fo:background-color="transparent" loext:char-shading-value="0" style:font-weight-asian="normal" style:font-weight-complex="normal"/>
    </style:style>
    <style:style style:name="T65" style:family="text">
      <style:text-properties fo:color="#000000" fo:font-weight="normal" officeooo:rsid="002621e2" fo:background-color="#ffff00" loext:char-shading-value="0" style:font-weight-asian="normal" style:font-weight-complex="normal"/>
    </style:style>
    <style:style style:name="T66" style:family="text">
      <style:text-properties fo:color="#000000" fo:font-weight="normal" officeooo:rsid="001f61c8" fo:background-color="#ffff00" loext:char-shading-value="0" style:font-weight-asian="normal" style:font-weight-complex="normal"/>
    </style:style>
    <style:style style:name="T67" style:family="text">
      <style:text-properties fo:color="#000000" fo:font-style="italic" fo:font-weight="bold" officeooo:rsid="001f61c8" style:font-style-asian="italic" style:font-weight-asian="bold" style:font-style-complex="italic" style:font-weight-complex="bold"/>
    </style:style>
    <style:style style:name="T68" style:family="text">
      <style:text-properties officeooo:rsid="00250069"/>
    </style:style>
    <style:style style:name="T69" style:family="text">
      <style:text-properties fo:font-size="18pt" fo:font-weight="bold" style:font-size-asian="18pt" style:font-weight-asian="bold" style:font-size-complex="18pt" style:font-weight-complex="bold"/>
    </style:style>
    <style:style style:name="T70" style:family="text">
      <style:text-properties fo:font-size="18pt" fo:font-weight="bold" officeooo:rsid="00250069" style:font-size-asian="18pt" style:font-weight-asian="bold" style:font-size-complex="18pt" style:font-weight-complex="bold"/>
    </style:style>
    <style:style style:name="T71" style:family="text">
      <style:text-properties fo:font-size="18pt" fo:font-weight="bold" officeooo:rsid="00232880" style:font-size-asian="18pt" style:font-weight-asian="bold" style:font-size-complex="18pt" style:font-weight-complex="bold"/>
    </style:style>
    <style:style style:name="T72" style:family="text">
      <style:text-properties fo:color="#ff972f" fo:font-size="18pt" fo:font-weight="bold" officeooo:rsid="00250069" style:font-size-asian="18pt" style:font-weight-asian="bold" style:font-size-complex="18pt" style:font-weight-complex="bold"/>
    </style:style>
    <style:style style:name="T73" style:family="text">
      <style:text-properties fo:color="#ff972f" fo:font-size="18pt" fo:font-weight="bold" officeooo:rsid="001f61c8" style:font-size-asian="18pt" style:font-weight-asian="bold" style:font-size-complex="18pt" style:font-weight-complex="bold"/>
    </style:style>
    <style:style style:name="T74" style:family="text">
      <style:text-properties officeooo:rsid="002621e2"/>
    </style:style>
    <style:style style:name="T75" style:family="text">
      <style:text-properties officeooo:rsid="00279f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42"><text:span text:style-name="T72">I</text:span><text:span text:style-name="T70">. </text:span><text:span text:style-name="T73">Linux’s steps to compress and </text:span><text:span text:style-name="T72">decompress </text:span><text:span text:style-name="T73">a file</text:span><text:span text:style-name="T1"> </text:span></text:p>
      <text:p text:style-name="P43">Two step process</text:p>
      <text:list xml:id="list2281153463" text:style-name="L1">
        <text:list-item>
          <text:p text:style-name="P2">creating a tarball (is a file type that may be compressed </text:p>
        </text:list-item>
        <text:list-item>
          <text:p text:style-name="P2">compress the tarball using any of the compressing algorithms </text:p>
        </text:list-item>
      </text:list>
      <text:p text:style-name="P1"/>
      <text:p text:style-name="P37"><text:span text:style-name="T69">Single Step Process</text:span> </text:p>
      <text:list xml:id="list1658954928" text:style-name="L17">
        <text:list-item>
          <text:p text:style-name="P6">creating a tarball (is a file type that may be compressed <text:span text:style-name="T68">&amp; </text:span>compress the tarball using any of the compressing algorithms <text:span text:style-name="T68">using the </text:span><text:span text:style-name="T19">tar</text:span><text:span text:style-name="T68"> command and one of the compressing algorithms </text:span></text:p>
        </text:list-item>
      </text:list>
      <text:p text:style-name="P1"/>
      <text:p text:style-name="P1"/>
      <text:p text:style-name="P37"><text:span text:style-name="T69">A. The two Steps Process</text:span> </text:p>
      <text:p text:style-name="P19"><text:span text:style-name="T68">1. </text:span>The tarball and the tar command - Intro<text:span text:style-name="T68">duction</text:span></text:p>
      <text:p text:style-name="P1"/>
      <text:p text:style-name="P1"><text:span text:style-name="T22">Creating a tarball using the </text:span><text:span text:style-name="T3">tar</text:span><text:span text:style-name="T22"> command</text:span> </text:p>
      <text:list xml:id="list1584884083" text:style-name="L2">
        <text:list-item>
          <text:p text:style-name="P3"><text:span text:style-name="T41">Code</text:span> -&gt; <text:span text:style-name="T2">tar</text:span> <text:span text:style-name="T20">-cvf </text:span>mainarchieve.tar file1.txt file2.txt file3.txt </text:p>
          <text:list>
            <text:list-item>
              <text:p text:style-name="P3"><text:span text:style-name="T20">c </text:span>-&gt; the initiation of creating a new archive </text:p>
            </text:list-item>
            <text:list-item>
              <text:p text:style-name="P3"><text:span text:style-name="T20">v </text:span>-&gt; the request to have the ability of receiving feed back. The v is known as verbose</text:p>
            </text:list-item>
            <text:list-item>
              <text:p text:style-name="P8"><text:span text:style-name="T21">f </text:span><text:span text:style-name="T1">-&gt; tells the tar command to be ready to accept files. Also, after the f command is the name of the tarball <text:s/></text:span></text:p>
            </text:list-item>
          </text:list>
        </text:list-item>
        <text:list-item>
          <text:p text:style-name="P10">check the type of the new file you made -&gt; <text:span text:style-name="T2">file</text:span> <text:s/><text:span text:style-name="T1">mainarchieve.</text:span>tar</text:p>
          <text:list>
            <text:list-item>
              <text:p text:style-name="P10">a good practice to check out the type of the file you made </text:p>
            </text:list-item>
          </text:list>
        </text:list-item>
      </text:list>
      <text:p text:style-name="P11"/>
      <text:p text:style-name="P12"><text:span text:style-name="T23">Checking out the content of an existing </text:span><text:span text:style-name="T24">tarball using the </text:span><text:span text:style-name="T4">tar</text:span><text:span text:style-name="T24"> command</text:span></text:p>
      <text:list xml:id="list557365144" text:style-name="L3">
        <text:list-item>
          <text:p text:style-name="P13"><text:span text:style-name="T43">C</text:span><text:span text:style-name="T41">ode</text:span> -&gt; <text:span text:style-name="T2">tar</text:span> <text:span text:style-name="T20">-tf </text:span><text:span text:style-name="T1">mainarchieve.tar </text:span></text:p>
          <text:list>
            <text:list-item>
              <text:p text:style-name="P13"><text:span text:style-name="T20">t</text:span> – means test label to check what is inside the tar file </text:p>
            </text:list-item>
            <text:list-item>
              <text:p text:style-name="P13"><text:span text:style-name="T20">f</text:span> – in this case it is the command that the name of the tarball comes after </text:p>
            </text:list-item>
          </text:list>
        </text:list-item>
      </text:list>
      <text:p text:style-name="P1"/>
      <text:p text:style-name="P27"><text:span text:style-name="T23">Extracting </text:span><text:span text:style-name="T26">(</text:span><text:span text:style-name="T48">Not </text:span><text:span text:style-name="T51">Decompressing</text:span><text:span text:style-name="T26">) </text:span><text:span text:style-name="T23">the content of an existing </text:span><text:span text:style-name="T24">tarball using the </text:span><text:span text:style-name="T4">tar</text:span><text:span text:style-name="T24"> command</text:span></text:p>
      <text:list xml:id="list1083796617" text:style-name="L5">
        <text:list-item>
          <text:p text:style-name="P14"><text:span text:style-name="T1">T</text:span>his is copying the files, because the tarball still keeps a copy of the file in it</text:p>
        </text:list-item>
      </text:list>
      <text:list xml:id="list4145412362" text:style-name="L4">
        <text:list-item>
          <text:p text:style-name="P16"><text:span text:style-name="T43">C</text:span><text:span text:style-name="T42">ode</text:span><text:span text:style-name="T32"> -&gt; </text:span><text:span text:style-name="T10">tar</text:span><text:span text:style-name="T32"> </text:span><text:span text:style-name="T38">-xvf </text:span><text:span text:style-name="T31">mainarchieve.tar</text:span></text:p>
          <text:list>
            <text:list-item>
              <text:p text:style-name="P16"><text:span text:style-name="T38">x</text:span><text:span text:style-name="T32"> – means extract </text:span></text:p>
            </text:list-item>
            <text:list-item>
              <text:p text:style-name="P4"><text:span text:style-name="T38">v </text:span><text:span text:style-name="T32">-&gt; the request to have the ability of receiving feed back.</text:span></text:p>
            </text:list-item>
            <text:list-item>
              <text:p text:style-name="P16"><text:span text:style-name="T38">f</text:span><text:span text:style-name="T32"> – in this case it is the command that the name of the tarball comes after </text:span></text:p>
            </text:list-item>
          </text:list>
          <text:p text:style-name="P17"><text:span text:style-name="T30"><text:s/></text:span></text:p>
        </text:list-item>
      </text:list>
      <text:p text:style-name="P20"><text:span text:style-name="T45">2. </text:span><text:span text:style-name="T44">The tarball and the tar command – Compression </text:span></text:p>
      <text:p text:style-name="P20"><text:span text:style-name="T44"/></text:p>
      <text:p text:style-name="P21"><text:span text:style-name="T22">Notes </text:span></text:p>
      <text:list xml:id="list2557003013" text:style-name="L6">
        <text:list-item>
          <text:p text:style-name="P22">Post making a tarball you compress using <text:span text:style-name="T2">gzip</text:span>, <text:span text:style-name="T2">bzip2</text:span> or <text:span text:style-name="T2">zip</text:span></text:p>
          <text:list>
            <text:list-item>
              <text:p text:style-name="P24"><text:span text:style-name="T18">gzip</text:span><text:span text:style-name="T46"> -&gt; a Linux mainly zipping algorithm. Also, faster than </text:span><text:span text:style-name="T18">bzip2</text:span><text:span text:style-name="T46"> but has less compression power</text:span></text:p>
            </text:list-item>
            <text:list-item>
              <text:p text:style-name="P22"><text:span text:style-name="T2">bzip2</text:span> &gt; a Linux mainly zipping algorithm. Also, slower than <text:span text:style-name="T2">gzip</text:span> but has higher compression power</text:p>
            </text:list-item>
            <text:list-item>
              <text:p text:style-name="P22"><text:span text:style-name="T2">zip</text:span> -&gt; mainly used if you are planning to work with computers that use other operating systems </text:p>
            </text:list-item>
          </text:list>
        </text:list-item>
      </text:list>
      <text:p text:style-name="P23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27"><text:span text:style-name="T53">Compressing</text:span><text:span text:style-name="T54"> the contents</text:span><text:span text:style-name="T55"> of an existing </text:span><text:span text:style-name="T5">tar</text:span><text:span text:style-name="T53"> file to make it into a </text:span><text:span text:style-name="T5">gzip</text:span><text:span text:style-name="T53"> file</text:span></text:p>
      <text:list xml:id="list72529604803972" text:continue-list="list1083796617" text:style-name="L5">
        <text:list-item>
          <text:p text:style-name="P14">This occurs after moving the files into a tarball </text:p>
        </text:list-item>
      </text:list>
      <text:list xml:id="list3406232922" text:style-name="L7">
        <text:list-item>
          <text:p text:style-name="P25"><text:span text:style-name="T43">C</text:span><text:span text:style-name="T42">ode</text:span><text:span text:style-name="T32"> -&gt; </text:span><text:span text:style-name="T15">gzip </text:span><text:span text:style-name="T31">mainarchieve.tar</text:span></text:p>
        </text:list-item>
      </text:list>
      <text:p text:style-name="P20"><text:span text:style-name="T31"/></text:p>
      <text:p text:style-name="P27"><text:span text:style-name="T26">Decompressing</text:span><text:span text:style-name="T25"> the contents</text:span><text:span text:style-name="T23"> <text:s/>existing </text:span><text:span text:style-name="T5">gzip</text:span><text:span text:style-name="T26"> file to make it into a </text:span><text:span text:style-name="T5">tar</text:span><text:span text:style-name="T26"> file, to later extract into a file </text:span></text:p>
      <text:list xml:id="list72530303266953" text:continue-list="list72529604803972" text:style-name="L5">
        <text:list-item>
          <text:p text:style-name="P15">This occurs after moving the files into a tarball </text:p>
        </text:list-item>
      </text:list>
      <text:list xml:id="list367147531" text:style-name="L9">
        <text:list-item>
          <text:p text:style-name="P26"><text:span text:style-name="T43">C</text:span><text:span text:style-name="T42">ode</text:span><text:span text:style-name="T32"> -&gt; </text:span><text:span text:style-name="T15">g</text:span><text:span text:style-name="T16">un</text:span><text:span text:style-name="T15">zip </text:span><text:span text:style-name="T31">mainarchieve.tar.</text:span><text:span text:style-name="T48">gz</text:span></text:p>
        </text:list-item>
        <text:list-item>
          <text:p text:style-name="P34"><text:span text:style-name="T3">gz</text:span><text:span text:style-name="T47"> </text:span><text:span text:style-name="T59">should already on the file prior to unzipping. It represent a </text:span><text:span text:style-name="T9">gzip</text:span><text:span text:style-name="T59"> type of a file</text:span></text:p>
        </text:list-item>
      </text:list>
      <text:p text:style-name="P27"><text:span text:style-name="T31"/></text:p>
      <text:p text:style-name="P27"><text:span text:style-name="T53">Compressing</text:span><text:span text:style-name="T54"> the contents</text:span><text:span text:style-name="T55"> of an existing </text:span><text:span text:style-name="T5">tar</text:span><text:span text:style-name="T53"> file to make it into a </text:span><text:span text:style-name="T5">bzip2</text:span><text:span text:style-name="T53"> file</text:span></text:p>
      <text:list xml:id="list72528675636350" text:continue-list="list72530303266953" text:style-name="L5">
        <text:list-item>
          <text:p text:style-name="P15">This occurs after moving the files into a tarball </text:p>
        </text:list-item>
      </text:list>
      <text:list xml:id="list1476647670" text:style-name="L10">
        <text:list-item>
          <text:p text:style-name="P32"><text:span text:style-name="T43">C</text:span><text:span text:style-name="T42">ode</text:span><text:span text:style-name="T32"> -&gt; </text:span><text:span text:style-name="T16">bzip2</text:span><text:span text:style-name="T15"> </text:span><text:span text:style-name="T31">mainarchieve.tar</text:span></text:p>
        </text:list-item>
      </text:list>
      <text:p text:style-name="P27"><text:span text:style-name="T31"/></text:p>
      <text:p text:style-name="P27"><text:span text:style-name="T26">Decompressing</text:span><text:span text:style-name="T25"> the contents</text:span><text:span text:style-name="T23"> <text:s/>existing </text:span><text:span text:style-name="T5">bzip2</text:span><text:span text:style-name="T26"> file to make it into a </text:span><text:span text:style-name="T5">tar</text:span><text:span text:style-name="T26"> file, to later extract into a file </text:span></text:p>
      <text:list xml:id="list72528796693288" text:continue-list="list72528675636350" text:style-name="L5">
        <text:list-item>
          <text:p text:style-name="P15">This occurs after moving the files into a tarball </text:p>
        </text:list-item>
      </text:list>
      <text:list xml:id="list2408347343" text:style-name="L11">
        <text:list-item>
          <text:p text:style-name="P33"><text:span text:style-name="T43">C</text:span><text:span text:style-name="T42">ode</text:span><text:span text:style-name="T32"> -&gt; </text:span><text:span text:style-name="T16">bunzip2 </text:span><text:span text:style-name="T15"><text:s/></text:span><text:span text:style-name="T31">mainarchieve.tar.</text:span><text:span text:style-name="T48">bz2</text:span></text:p>
        </text:list-item>
        <text:list-item>
          <text:p text:style-name="P33"><text:span text:style-name="T8">bz2</text:span><text:span text:style-name="T48"> </text:span><text:span text:style-name="T61">should already on the file prior to unzipping. It represent a </text:span><text:span text:style-name="T13">bzip2</text:span><text:span text:style-name="T61"> type of a file</text:span></text:p>
        </text:list-item>
      </text:list>
      <text:p text:style-name="P35"><text:span text:style-name="T59"/></text:p>
      <text:p text:style-name="P36"><text:span text:style-name="T61"/></text:p>
      <text:p text:style-name="P18"><text:span text:style-name="T12"/></text:p>
      <text:p text:style-name="P28"><text:span text:style-name="T1">B. </text:span>The Single Step Process </text:p>
      <text:p text:style-name="P37"><text:span text:style-name="T9"/></text:p>
      <text:p text:style-name="P7"><text:span text:style-name="T22">Creating a tarball using the </text:span><text:span text:style-name="T3">tar</text:span><text:span text:style-name="T22"> command. </text:span><text:span text:style-name="T28">Then compress it using </text:span><text:span text:style-name="T7">gzip</text:span></text:p>
      <text:list xml:id="list72529186828927" text:continue-list="list1584884083" text:style-name="L2">
        <text:list-item>
          <text:p text:style-name="P29"><text:span text:style-name="T41">Code</text:span><text:span text:style-name="T30"> -&gt; tar </text:span><text:span text:style-name="T39">-cv</text:span><text:span text:style-name="T29">z</text:span><text:span text:style-name="T39">f </text:span><text:span text:style-name="T30">mainarchieve.tar.</text:span><text:span text:style-name="T50">gz</text:span><text:span text:style-name="T36"> </text:span><text:span text:style-name="T30">file1.txt file2.txt file3.txt </text:span></text:p>
          <text:list>
            <text:list-item>
              <text:p text:style-name="P30"><text:span text:style-name="T30">the </text:span><text:span text:style-name="T39">z</text:span><text:span text:style-name="T30"> option is added to indicate that compression will be done for </text:span><text:span text:style-name="T9">gzip</text:span></text:p>
            </text:list-item>
            <text:list-item>
              <text:p text:style-name="P30"><text:span text:style-name="T30">Also, .</text:span><text:span text:style-name="T47">gz</text:span><text:span text:style-name="T30"> must be written at the end of the file</text:span></text:p>
            </text:list-item>
          </text:list>
        </text:list-item>
      </text:list>
      <text:p text:style-name="P37"><text:span text:style-name="T9"/></text:p>
      <text:p text:style-name="P47"><text:span text:style-name="T28">Extracting a </text:span><text:span text:style-name="T7">gzip </text:span><text:span text:style-name="T57">in a single step </text:span></text:p>
      <text:list xml:id="list72528820535089" text:continue-numbering="true" text:style-name="L2">
        <text:list-item>
          <text:p text:style-name="P29"><text:span text:style-name="T41">Code</text:span><text:span text:style-name="T30"> -&gt; tar </text:span><text:span text:style-name="T39">-</text:span><text:span text:style-name="T40">x</text:span><text:span text:style-name="T39">v</text:span><text:span text:style-name="T29">z</text:span><text:span text:style-name="T39">f </text:span><text:span text:style-name="T30">mainarchieve.tar.</text:span><text:span text:style-name="T50">gz</text:span><text:span text:style-name="T36"> </text:span></text:p>
          <text:list>
            <text:list-item>
              <text:p text:style-name="P30"><text:span text:style-name="T30">the </text:span><text:span text:style-name="T39">z</text:span><text:span text:style-name="T30"> option is added to indicate that compression will be done for </text:span><text:span text:style-name="T9">gzip</text:span></text:p>
            </text:list-item>
            <text:list-item>
              <text:p text:style-name="P30"><text:span text:style-name="T30">Also, .</text:span><text:span text:style-name="T47">gz</text:span><text:span text:style-name="T30"> must be written at the end of the file</text:span></text:p>
            </text:list-item>
          </text:list>
        </text:list-item>
      </text:list>
      <text:p text:style-name="P40"><text:span text:style-name="T11"/></text:p>
      <text:p text:style-name="P47"><text:span text:style-name="T24">Creating a tarball using the </text:span><text:span text:style-name="T4">tar</text:span><text:span text:style-name="T24"> command. </text:span><text:span text:style-name="T28">Then compress it using </text:span><text:span text:style-name="T7">bzip2</text:span></text:p>
      <text:list xml:id="list72530153571098" text:continue-numbering="true" text:style-name="L2">
        <text:list-item>
          <text:p text:style-name="P9"><text:span text:style-name="T67">Code</text:span><text:span text:style-name="T63"> -&gt; tar </text:span><text:span text:style-name="T66">-cv</text:span><text:span text:style-name="T58">j</text:span><text:span text:style-name="T66">f </text:span><text:span text:style-name="T63">mainarchieve.tar.</text:span><text:span text:style-name="T50">bz2</text:span><text:span text:style-name="T62"> </text:span><text:span text:style-name="T63">file1.txt file2.txt file3.txt </text:span></text:p>
          <text:list>
            <text:list-item>
              <text:p text:style-name="P9"><text:span text:style-name="T62">the </text:span><text:span text:style-name="T65">j</text:span><text:span text:style-name="T62"> option is added to indicate that compression will be done for </text:span><text:span text:style-name="T14">bzip2</text:span></text:p>
            </text:list-item>
            <text:list-item>
              <text:p text:style-name="P9"><text:span text:style-name="T61">Also, .</text:span><text:span text:style-name="T50">bz2</text:span><text:span text:style-name="T61"> must be written at the end of the file</text:span></text:p>
            </text:list-item>
          </text:list>
        </text:list-item>
      </text:list>
      <text:p text:style-name="P31"><text:span text:style-name="T33"/></text:p>
      <text:p text:style-name="P31"><text:span text:style-name="T33"/></text:p>
      <text:p text:style-name="P47"><text:span text:style-name="T28">Extracting a </text:span><text:span text:style-name="T7">gzip </text:span><text:span text:style-name="T57">in a single step </text:span></text:p>
      <text:list xml:id="list72530365075645" text:continue-numbering="true" text:style-name="L2">
        <text:list-item>
          <text:p text:style-name="P29"><text:span text:style-name="T41">Code</text:span><text:span text:style-name="T30"> -&gt; tar </text:span><text:span text:style-name="T39">-</text:span><text:span text:style-name="T40">x</text:span><text:span text:style-name="T39">v</text:span><text:span text:style-name="T29">j</text:span><text:span text:style-name="T39">f </text:span><text:span text:style-name="T30">mainarchieve.tar.</text:span><text:span text:style-name="T50">bz2</text:span><text:span text:style-name="T36"> </text:span></text:p>
          <text:list>
            <text:list-item>
              <text:p text:style-name="P30"><text:span text:style-name="T30">the </text:span><text:span text:style-name="T39">j</text:span><text:span text:style-name="T30"> option is added to indicate that compression will be done for </text:span><text:span text:style-name="T9">bzip2</text:span></text:p>
            </text:list-item>
            <text:list-item>
              <text:p text:style-name="P30"><text:span text:style-name="T33">Also, .</text:span><text:span text:style-name="T47">bz2</text:span><text:span text:style-name="T33"> must be written at the end of the file</text:span></text:p>
            </text:list-item>
          </text:list>
        </text:list-item>
      </text:list>
      <text:p text:style-name="P31"><text:soft-page-break/><text:span text:style-name="T33"/></text:p>
      <text:p text:style-name="P46"><text:span text:style-name="T69">II. </text:span><text:span text:style-name="T71">O</text:span><text:span text:style-name="T69">ther Methods</text:span></text:p>
      <text:p text:style-name="P46"><text:span text:style-name="T30"/></text:p>
      <text:p text:style-name="P37"><text:span text:style-name="T52">The </text:span><text:span text:style-name="T3">zip</text:span><text:span text:style-name="T52"> algorithm</text:span><text:span text:style-name="T59"> </text:span></text:p>
      <text:list xml:id="list126612660" text:style-name="L14">
        <text:list-item>
          <text:p text:style-name="P38"><text:span text:style-name="T59">The procedure is slightly different that </text:span><text:span text:style-name="T9">gzip</text:span><text:span text:style-name="T59"> and </text:span><text:span text:style-name="T9">bzip2</text:span></text:p>
        </text:list-item>
        <text:list-item>
          <text:p text:style-name="P41"><text:span text:style-name="T60">No need for a </text:span><text:span text:style-name="T13">tar</text:span><text:span text:style-name="T60"> file <text:s/></text:span></text:p>
        </text:list-item>
        <text:list-item>
          <text:p text:style-name="P38"><text:span text:style-name="T59">The naming of the zip file and selecting the files to zipped are all done in one command </text:span></text:p>
        </text:list-item>
        <text:list-item>
          <text:p text:style-name="P41"><text:span text:style-name="T60">During the process of creating that zip file. The actual file’s extenion must be made to be to .zip</text:span></text:p>
        </text:list-item>
      </text:list>
      <text:p text:style-name="P36"><text:span text:style-name="T53">Compressing</text:span><text:span text:style-name="T54"> </text:span><text:span text:style-name="T56">file(s) and make them into a </text:span><text:span text:style-name="T53"><text:s/></text:span><text:span text:style-name="T6">zip</text:span><text:span text:style-name="T53"> file</text:span><text:span text:style-name="T34"> </text:span></text:p>
      <text:list xml:id="list2907511672" text:style-name="L18">
        <text:list-item>
          <text:p text:style-name="P44"><text:span text:style-name="T43">C</text:span><text:span text:style-name="T42">ode</text:span><text:span text:style-name="T32"> -&gt; </text:span><text:span text:style-name="T17">zip</text:span><text:span text:style-name="T15"> </text:span><text:span text:style-name="T64">afolder</text:span><text:span text:style-name="T31">.</text:span><text:span text:style-name="T49">zip</text:span><text:span text:style-name="T31"> </text:span><text:span text:style-name="T35">file1.txt file2.txt file3.txt</text:span></text:p>
        </text:list-item>
      </text:list>
      <text:p text:style-name="P36"><text:span text:style-name="T31"/></text:p>
      <text:p text:style-name="P36"><text:span text:style-name="T26">Decompressing</text:span><text:span text:style-name="T25"> the contents</text:span><text:span text:style-name="T23"> <text:s/></text:span><text:span text:style-name="T27">an </text:span><text:span text:style-name="T23">existing </text:span><text:span text:style-name="T6">zip</text:span><text:span text:style-name="T26"> file <text:s/></text:span><text:span text:style-name="T34"><text:s/></text:span></text:p>
      <text:list xml:id="list2781985643" text:style-name="L19">
        <text:list-item>
          <text:p text:style-name="P45"><text:span text:style-name="T43">C</text:span><text:span text:style-name="T42">ode</text:span><text:span text:style-name="T32"> -&gt; </text:span><text:span text:style-name="T17">unzip</text:span><text:span text:style-name="T15"> </text:span><text:span text:style-name="T64">afolder</text:span><text:span text:style-name="T31">.</text:span><text:span text:style-name="T49">zip</text:span><text:span text:style-name="T31"> </text:span></text:p>
        </text:list-item>
        <text:list-item>
          <text:p text:style-name="P39"><text:span text:style-name="T5">zip</text:span><text:span text:style-name="T48"> </text:span><text:span text:style-name="T61">should already on the file prior to unzipping. It represent a zip type of a fil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06:17:42.408563605</meta:creation-date>
    <meta:generator>LibreOffice/6.4.7.2$Linux_X86_64 LibreOffice_project/40$Build-2</meta:generator>
    <dc:date>2022-01-18T07:25:28.504129179</dc:date>
    <meta:editing-duration>PT11M18S</meta:editing-duration>
    <meta:editing-cycles>2</meta:editing-cycles>
    <meta:document-statistic meta:table-count="0" meta:image-count="0" meta:object-count="0" meta:page-count="3" meta:paragraph-count="75" meta:word-count="825" meta:character-count="4379" meta:non-whitespace-character-count="3622"/>
  </office:meta>
</office:document-meta>
</file>